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opacity="0%" draw:textarea-horizontal-align="justify" draw:textarea-vertical-align="middle" draw:auto-grow-height="false" fo:min-height="13.085cm" fo:min-width="25.325cm" draw:shadow-opacity="0%"/>
    </style:style>
    <style:style style:name="gr2" style:family="graphic" style:parent-style-name="Default_5f_1">
      <style:graphic-properties draw:textarea-horizontal-align="justify" draw:textarea-vertical-align="middle" draw:auto-grow-height="false" fo:min-height="7.624cm" fo:min-width="1.405cm"/>
      <style:paragraph-properties style:writing-mode="lr-tb"/>
    </style:style>
    <style:style style:name="gr3" style:family="graphic" style:parent-style-name="Default_5f_1">
      <style:graphic-properties draw:textarea-horizontal-align="justify" draw:textarea-vertical-align="middle" draw:auto-grow-height="false" fo:min-height="1.147cm" fo:min-width="25.325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Default_5f_1">
      <style:graphic-properties draw:opacity="0%" draw:textarea-horizontal-align="justify" draw:textarea-vertical-align="middle" draw:auto-grow-height="false" fo:min-height="13.085cm" fo:min-width="24.309cm" draw:shadow-opacity="0%"/>
    </style:style>
    <style:style style:name="gr6" style:family="graphic" style:parent-style-name="Default_5f_1">
      <style:graphic-properties draw:textarea-horizontal-align="justify" draw:textarea-vertical-align="middle" draw:auto-grow-height="false" fo:min-height="1.147cm" fo:min-width="24.9cm"/>
      <style:paragraph-properties style:writing-mode="lr-tb"/>
    </style:style>
    <style:style style:name="gr7" style:family="graphic" style:parent-style-name="Default_5f_1">
      <style:graphic-properties draw:textarea-horizontal-align="justify" draw:textarea-vertical-align="middle" draw:auto-grow-height="false" fo:min-height="12.196cm" fo:min-width="21.231cm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start" style:writing-mode="lr-tb">
        <style:tab-stops/>
      </style:paragraph-properties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start" style:writing-mode="lr-tb">
        <style:tab-stops/>
      </style:paragraph-properties>
      <style:text-properties fo:font-size="18pt"/>
    </style:style>
    <style:style style:name="P6" style:family="paragraph">
      <style:paragraph-properties fo:text-align="start" style:writing-mode="lr-tb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825cm" svg:height="13.335cm" svg:x="2.48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7.874cm" svg:x="0.575cm" svg:y="10.017cm">
          <text:p text:style-name="P2">E</text:p>
          <text:p text:style-name="P2"/>
          <text:p text:style-name="P2">D</text:p>
          <text:p text:style-name="P2"/>
          <text:p text:style-name="P2">C</text:p>
          <text:p text:style-name="P2"/>
          <text:p text:style-name="P2">B</text:p>
          <text:p text:style-name="P2"/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5.825cm" svg:height="1.397cm" svg:x="2.48cm" svg:y="18.399cm">
          <text:p text:style-name="P3">0<text:tab/>1<text:tab/>2<text:tab/>3<text:tab/>4<text:tab/>5<text:tab/>6<text:tab/>7<text:tab/>8<text:tab/>9<text:tab/>10<text:tab/>11<text:tab/>12<text:tab/>13<text:tab/>14<text:tab/>15<text:tab/>16<text:tab/>17<text:tab/>18<text:tab/>19</text:p>
          <text:p text:style-name="P3">B<text:tab/><text:tab/>A<text:tab/>E<text:tab/><text:tab/>DC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524cm" svg:y1="15.478cm" svg:x2="10.525cm" svg:y2="15.478cm">
          <text:p/>
        </draw:line>
        <draw:line draw:style-name="gr4" draw:text-style-name="P4" draw:layer="layout" svg:x1="10.525cm" svg:y1="12.43cm" svg:x2="15.732cm" svg:y2="12.43cm">
          <text:p/>
        </draw:line>
        <draw:line draw:style-name="gr4" draw:text-style-name="P4" draw:layer="layout" svg:x1="15.732cm" svg:y1="14.208cm" svg:x2="18.399cm" svg:y2="14.208cm">
          <text:p/>
        </draw:line>
        <draw:line draw:style-name="gr4" draw:text-style-name="P4" draw:layer="layout" svg:x1="18.526cm" svg:y1="16.367cm" svg:x2="27.289cm" svg:y2="16.367cm">
          <text:p/>
        </draw:line>
        <draw:line draw:style-name="gr4" draw:text-style-name="P4" draw:layer="layout" svg:x1="10.525cm" svg:y1="18.526cm" svg:x2="10.525cm" svg:y2="5.064cm">
          <text:p/>
        </draw:line>
        <draw:line draw:style-name="gr4" draw:text-style-name="P4" draw:layer="layout" svg:x1="15.725cm" svg:y1="18.526cm" svg:x2="15.725cm" svg:y2="5.064cm">
          <text:p/>
        </draw:line>
        <draw:line draw:style-name="gr4" draw:text-style-name="P4" draw:layer="layout" svg:x1="18.525cm" svg:y1="18.526cm" svg:x2="18.525cm" svg:y2="5.064cm">
          <text:p/>
        </draw:line>
      </draw:page>
      <draw:page draw:name="page2" draw:style-name="dp1" draw:master-page-name="Default">
        <draw:custom-shape draw:style-name="gr1" draw:text-style-name="P1" draw:layer="layout" svg:width="25.825cm" svg:height="13.335cm" svg:x="2.48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7.874cm" svg:x="0.575cm" svg:y="10.017cm">
          <text:p text:style-name="P2">E</text:p>
          <text:p text:style-name="P2"/>
          <text:p text:style-name="P2">D</text:p>
          <text:p text:style-name="P2"/>
          <text:p text:style-name="P2">C</text:p>
          <text:p text:style-name="P2"/>
          <text:p text:style-name="P2">B</text:p>
          <text:p text:style-name="P2"/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5.825cm" svg:height="1.397cm" svg:x="2.48cm" svg:y="18.399cm">
          <text:p text:style-name="P3">19<text:tab/>20<text:tab/>21<text:tab/>22<text:tab/>23<text:tab/>24<text:tab/>25<text:tab/>26<text:tab/>27<text:tab/>28<text:tab/>29<text:tab/>30<text:tab/>31<text:tab/>32<text:tab/>33<text:tab/>34<text:tab/>35<text:tab/>36<text:tab/>37<text:tab/>38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651cm" svg:y1="16.875cm" svg:x2="6.842cm" svg:y2="16.875cm">
          <text:p/>
        </draw:line>
        <draw:line draw:style-name="gr4" draw:text-style-name="P4" draw:layer="layout" svg:x1="6.969cm" svg:y1="11.287cm" svg:x2="16.494cm" svg:y2="11.287cm">
          <text:p/>
        </draw:line>
        <draw:line draw:style-name="gr4" draw:text-style-name="P4" draw:layer="layout" svg:x1="6.925cm" svg:y1="18.526cm" svg:x2="6.925cm" svg:y2="5.064cm">
          <text:p/>
        </draw:line>
      </draw:page>
      <draw:page draw:name="page3" draw:style-name="dp1" draw:master-page-name="Default">
        <draw:custom-shape draw:style-name="gr5" draw:text-style-name="P1" draw:layer="layout" svg:width="24.809cm" svg:height="13.335cm" svg:x="2.48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905cm" svg:height="7.874cm" svg:x="0.575cm" svg:y="10.017cm">
          <text:p text:style-name="P5">E</text:p>
          <text:p text:style-name="P5"/>
          <text:p text:style-name="P5">D</text:p>
          <text:p text:style-name="P5"/>
          <text:p text:style-name="P5">C</text:p>
          <text:p text:style-name="P5"/>
          <text:p text:style-name="P5">B</text:p>
          <text:p text:style-name="P5"/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5.4cm" svg:height="1.397cm" svg:x="2.143cm" svg:y="18.399cm">
          <text:p text:style-name="P6">0<text:tab/>1<text:tab/>2<text:tab/>3<text:tab/>4<text:tab/>5<text:tab/>6<text:tab/>7<text:tab/>8<text:tab/>9<text:tab/>10<text:tab/>11<text:tab/>12<text:tab/>13<text:tab/>14<text:tab/>15<text:tab/>16<text:tab/>17<text:tab/>18<text:tab/>19</text:p>
          <text:p text:style-name="P6">B<text:tab/><text:tab/>A<text:tab/>E<text:tab/><text:tab/>DC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524cm" svg:y1="15.478cm" svg:x2="5.191cm" svg:y2="15.478cm">
          <text:p/>
        </draw:line>
        <draw:line draw:style-name="gr4" draw:text-style-name="P4" draw:layer="layout" svg:x1="5.191cm" svg:y1="16.875cm" svg:x2="9.228cm" svg:y2="16.875cm">
          <text:p/>
        </draw:line>
        <draw:line draw:style-name="gr4" draw:text-style-name="P4" draw:layer="layout" svg:x1="9.255cm" svg:y1="12.684cm" svg:x2="14.335cm" svg:y2="12.684cm">
          <text:p/>
        </draw:line>
        <draw:line draw:style-name="gr4" draw:text-style-name="P4" draw:layer="layout" svg:x1="14.462cm" svg:y1="14.462cm" svg:x2="17.002cm" svg:y2="14.462cm">
          <text:p/>
        </draw:line>
        <draw:line draw:style-name="gr4" draw:text-style-name="P4" draw:layer="layout" svg:x1="17.129cm" svg:y1="17.002cm" svg:x2="25.892cm" svg:y2="17.002cm">
          <text:p/>
        </draw:line>
        <draw:line draw:style-name="gr4" draw:text-style-name="P4" draw:layer="layout" svg:x1="5.125cm" svg:y1="18.526cm" svg:x2="5.125cm" svg:y2="5.064cm">
          <text:p/>
        </draw:line>
        <draw:line draw:style-name="gr4" draw:text-style-name="P4" draw:layer="layout" svg:x1="9.225cm" svg:y1="18.526cm" svg:x2="9.225cm" svg:y2="5.064cm">
          <text:p/>
        </draw:line>
        <draw:line draw:style-name="gr4" draw:text-style-name="P4" draw:layer="layout" svg:x1="14.325cm" svg:y1="18.526cm" svg:x2="14.325cm" svg:y2="5.064cm">
          <text:p/>
        </draw:line>
        <draw:line draw:style-name="gr4" draw:text-style-name="P4" draw:layer="layout" svg:x1="17.025cm" svg:y1="18.526cm" svg:x2="17.025cm" svg:y2="5.064cm">
          <text:p/>
        </draw:line>
        <draw:line draw:style-name="gr4" draw:text-style-name="P4" draw:layer="layout" svg:x1="25.925cm" svg:y1="18.526cm" svg:x2="25.925cm" svg:y2="5.064cm">
          <text:p/>
        </draw:line>
        <draw:line draw:style-name="gr4" draw:text-style-name="P4" draw:layer="layout" svg:x1="25.892cm" svg:y1="11.16cm" svg:x2="27.289cm" svg:y2="11.16cm">
          <text:p/>
        </draw:line>
      </draw:page>
      <draw:page draw:name="page4" draw:style-name="dp1" draw:master-page-name="Default">
        <draw:custom-shape draw:style-name="gr1" draw:text-style-name="P1" draw:layer="layout" svg:width="25.825cm" svg:height="13.335cm" svg:x="2.48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905cm" svg:height="7.874cm" svg:x="0.575cm" svg:y="10.017cm">
          <text:p text:style-name="P5">E</text:p>
          <text:p text:style-name="P5"/>
          <text:p text:style-name="P5">D</text:p>
          <text:p text:style-name="P5"/>
          <text:p text:style-name="P5">C</text:p>
          <text:p text:style-name="P5"/>
          <text:p text:style-name="P5">B</text:p>
          <text:p text:style-name="P5"/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5.825cm" svg:height="1.397cm" svg:x="2.48cm" svg:y="18.399cm">
          <text:p text:style-name="P6">19<text:tab/>20<text:tab/>21<text:tab/>22<text:tab/>23<text:tab/>24<text:tab/>25<text:tab/>26<text:tab/>27<text:tab/>28<text:tab/>29<text:tab/>30<text:tab/>31<text:tab/>32<text:tab/>33<text:tab/>34<text:tab/>35<text:tab/>36<text:tab/>37<text:tab/>38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524cm" svg:y1="11.16cm" svg:x2="11.795cm" svg:y2="11.16cm">
          <text:p/>
        </draw:line>
        <draw:line draw:style-name="gr4" draw:text-style-name="P4" draw:layer="layout" svg:x1="11.825cm" svg:y1="18.526cm" svg:x2="11.825cm" svg:y2="5.064cm">
          <text:p/>
        </draw:line>
        <draw:line draw:style-name="gr4" draw:text-style-name="P4" draw:layer="layout" svg:x1="11.825cm" svg:y1="15.478cm" svg:x2="17.159cm" svg:y2="15.478cm">
          <text:p/>
        </draw:line>
        <draw:line draw:style-name="gr4" draw:text-style-name="P4" draw:layer="layout" svg:x1="17.125cm" svg:y1="18.526cm" svg:x2="17.125cm" svg:y2="5.064cm">
          <text:p/>
        </draw:line>
      </draw:page>
      <draw:page draw:name="page5" draw:style-name="dp1" draw:master-page-name="Default">
        <draw:custom-shape draw:style-name="gr7" draw:text-style-name="P2" draw:layer="layout" svg:width="21.731cm" svg:height="12.446cm" svg:x="6.969cm" svg:y="5.826cm">
          <text:p text:style-name="P2">Changements de contextes 5<text:tab/><text:tab/><text:tab/>7</text:p>
          <text:p text:style-name="P2"/>
          <text:p text:style-name="P2">Moy<text:tab/>13<text:tab/>7<text:tab/><text:tab/><text:tab/><text:tab/><text:tab/><text:tab/><text:tab/>15.8|9.8</text:p>
          <text:p text:style-name="P2"/>
          <text:p text:style-name="P2">E<text:tab/>27<text:tab/>19<text:tab/><text:tab/><text:tab/><text:tab/><text:tab/><text:tab/><text:tab/>23<text:tab/>15</text:p>
          <text:p text:style-name="P2"/>
          <text:p text:style-name="P2">D<text:tab/>5<text:tab/>1<text:tab/><text:tab/><text:tab/><text:tab/><text:tab/><text:tab/><text:tab/>4<text:tab/>0</text:p>
          <text:p text:style-name="P2"/>
          <text:p text:style-name="P2">C<text:tab/>7<text:tab/>5<text:tab/><text:tab/><text:tab/><text:tab/><text:tab/><text:tab/><text:tab/>6<text:tab/>4</text:p>
          <text:p text:style-name="P2"/>
          <text:p text:style-name="P2">B<text:tab/>6<text:tab/>0<text:tab/><text:tab/><text:tab/><text:tab/><text:tab/><text:tab/><text:tab/>30<text:tab/>24</text:p>
          <text:p text:style-name="P2"/>
          <text:p text:style-name="P2">A<text:tab/>20<text:tab/>10<text:tab/><text:tab/><text:tab/><text:tab/><text:tab/><text:tab/><text:tab/>16<text:tab/>6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7.891cm" svg:y1="18.907cm" svg:x2="17.891cm" svg:y2="4.68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11:35:43.743125185</meta:creation-date>
    <dc:date>2022-10-14T12:42:43.173352930</dc:date>
    <meta:editing-duration>PT1M</meta:editing-duration>
    <meta:editing-cycles>2</meta:editing-cycles>
    <meta:generator>LibreOffice/6.4.7.2$Linux_X86_64 LibreOffice_project/40$Build-2</meta:generator>
    <meta:document-statistic meta:object-count="39"/>
  </office:meta>
</office:document-meta>
</file>